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cccc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ackground-color="#cbffc9" fo:border-left="0.0008in solid #000000" fo:border-right="0.0008in solid #000000" fo:border-top="none"/>
    </style:style>
    <style:style style:name="ce7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3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3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cc" fo:border-left="0.0008in solid #000000" fo:border-right="0.0008in solid #000000" fo:border-top="none"/>
    </style:style>
    <style:style style:name="ce1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9" style:family="table-cell" style:parent-style-name="Default" style:data-style-name="N3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2" style:family="table-cell" style:parent-style-name="Default" style:data-style-name="N3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2" table:number-columns-repeated="4" table:default-cell-style-name="ce6"/>
        <table:table-column table:style-name="co2" table:default-cell-style-name="Default"/>
        <table:table-row table:style-name="ro1">
          <table:table-cell table:style-name="ce1"/>
          <table:table-cell table:style-name="ce4" office:value-type="string">
            <text:p>Memcache</text:p>
          </table:table-cell>
          <table:table-cell table:style-name="ce4" office:value-type="string">
            <text:p>CouchDB</text:p>
          </table:table-cell>
          <table:table-cell table:style-name="ce4" office:value-type="string">
            <text:p>TokyoTyrant</text:p>
          </table:table-cell>
          <table:table-cell table:style-name="ce4" office:value-type="string">
            <text:p>MongoDB</text:p>
          </table:table-cell>
          <table:table-cell table:style-name="ce4" office:value-type="string">
            <text:p>MySQL</text:p>
          </table:table-cell>
          <table:table-cell table:style-name="ce4" office:value-type="string">
            <text:p>PostgreSQL</text:p>
          </table:table-cell>
          <table:table-cell>
            <draw:frame table:end-cell-address="Sheet1.M30" table:end-x="0.3079in" table:end-y="0.0201in" draw:z-index="0" draw:style-name="gr1" svg:width="4.3047in" svg:height="5.0134in" svg:x="0.4484in" svg:y="0.1429in">
              <draw:object draw:notify-on-update-of-ranges="Sheet1.A25:Sheet1.A25 Sheet1.A26:Sheet1.A29 Sheet1.B1:Sheet1.B1 Sheet1.B25:Sheet1.B29 Sheet1.C1:Sheet1.C1 Sheet1.C25:Sheet1.C29 Sheet1.D1:Sheet1.D1 Sheet1.D25:Sheet1.D29 Sheet1.E1:Sheet1.E1 Sheet1.E25:Sheet1.E29 Sheet1.F1:Sheet1.F1 Sheet1.F25:Sheet1.F29 Sheet1.G1:Sheet1.G1 Sheet1.G25:Sheet1.G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Persistent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Easy to install</text:p>
          </table:table-cell>
          <table:table-cell table:number-columns-repeated="2"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Easy to use</text:p>
          </table:table-cell>
          <table:table-cell table:style-name="ce6" office:value-type="string">
            <text:p>Y</text:p>
          </table:table-cell>
          <table:table-cell table:style-name="ce5" office:value-type="string">
            <text:p>N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Well-documented</text:p>
          </table:table-cell>
          <table:table-cell table:style-name="ce6" office:value-type="string">
            <text:p>Y</text:p>
          </table:table-cell>
          <table:table-cell table:style-name="ce5" office:value-type="string">
            <text:p>N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Console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Fetch by id</text:p>
          </table:table-cell>
          <table:table-cell table:number-columns-repeated="2"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Fetch by query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Fetch by substring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Fetch by subset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style-name="ce12" office:value-type="string">
            <text:p>Y [2]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Fetch count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Fetch min/max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style-name="ce12" office:value-type="string">
            <text:p>Y [2]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Data types</text:p>
          </table:table-cell>
          <table:table-cell office:value-type="string">
            <text:p>N</text:p>
          </table:table-cell>
          <table:table-cell table:number-columns-repeated="2" table:style-name="ce5" office:value-type="string">
            <text:p>N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Increment/decrement</text:p>
          </table:table-cell>
          <table:table-cell table:style-name="ce6" office:value-type="string">
            <text:p>Y</text:p>
          </table:table-cell>
          <table:table-cell table:style-name="ce12" office:value-type="string">
            <text:p>Y [5]</text:p>
          </table:table-cell>
          <table:table-cell table:style-name="ce12" office:value-type="string">
            <text:p>Y [2]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Push/pop value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style-name="ce12" office:value-type="string">
            <text:p>Y [2]</text:p>
          </table:table-cell>
          <table:table-cell office:value-type="string">
            <text:p>Y</text:p>
          </table:table-cell>
          <table:table-cell table:style-name="ce5"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ndex a column</text:p>
          </table:table-cell>
          <table:table-cell office:value-type="string">
            <text:p>N</text:p>
          </table:table-cell>
          <table:table-cell table:style-name="ce12" office:value-type="string">
            <text:p>Y [5]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Virtual filesystem</text:p>
          </table:table-cell>
          <table:table-cell office:value-type="string">
            <text:p>N</text:p>
          </table:table-cell>
          <table:table-cell table:number-columns-repeated="2" table:style-name="ce5" office:value-type="string">
            <text:p>N</text:p>
          </table:table-cell>
          <table:table-cell office:value-type="string">
            <text:p>Y</text:p>
          </table:table-cell>
          <table:table-cell table:number-columns-repeated="2" table:style-name="ce5" office:value-type="string">
            <text:p>N</text:p>
          </table:table-cell>
          <table:table-cell/>
        </table:table-row>
        <table:table-row table:style-name="ro1">
          <table:table-cell office:value-type="string">
            <text:p>Sensible import/export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Multi-master replication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style-name="ce12" office:value-type="string">
            <text:p>Y [3]</text:p>
          </table:table-cell>
          <table:table-cell table:style-name="ce12" office:value-type="string">
            <text:p>Y [1]</text:p>
          </table:table-cell>
          <table:table-cell table:number-columns-repeated="2" table:style-name="ce12" office:value-type="string">
            <text:p>Y [4]</text:p>
          </table:table-cell>
          <table:table-cell/>
        </table:table-row>
        <table:table-row table:style-name="ro1">
          <table:table-cell office:value-type="string">
            <text:p>Master-slave replication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style-name="ce12" office:value-type="string">
            <text:p>Y [3]</text:p>
          </table:table-cell>
          <table:table-cell table:number-columns-repeated="2" office:value-type="string">
            <text:p>Y</text:p>
          </table:table-cell>
          <table:table-cell table:style-name="ce12" office:value-type="string">
            <text:p>Y [4]</text:p>
          </table:table-cell>
          <table:table-cell/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office:value-type="string">
            <text:p>Y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Extensible</text:p>
          </table:table-cell>
          <table:table-cell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4" office:value-type="string">
            <text:p>Y</text:p>
          </table:table-cell>
          <table:table-cell/>
        </table:table-row>
        <table:table-row table:style-name="ro1">
          <table:table-cell office:value-type="string">
            <text:p>Proven</text:p>
          </table:table-cell>
          <table:table-cell table:style-name="ce6" office:value-type="string">
            <text:p>Y</text:p>
          </table:table-cell>
          <table:table-cell table:number-columns-repeated="3" table:style-name="ce5" office:value-type="string">
            <text:p>N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Common knowledge</text:p>
          </table:table-cell>
          <table:table-cell table:style-name="ce6" office:value-type="string">
            <text:p>Y</text:p>
          </table:table-cell>
          <table:table-cell table:number-columns-repeated="3" table:style-name="ce5" office:value-type="string">
            <text:p>N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Insert one (rows/sec)</text:p>
          </table:table-cell>
          <table:table-cell table:style-name="ce7" office:value-type="float" office:value="3293">
            <text:p>3,293</text:p>
          </table:table-cell>
          <table:table-cell table:style-name="ce13" office:value-type="float" office:value="235">
            <text:p>235</text:p>
          </table:table-cell>
          <table:table-cell table:style-name="ce14" office:value-type="float" office:value="6204">
            <text:p>6,204</text:p>
          </table:table-cell>
          <table:table-cell table:style-name="ce18" office:value-type="float" office:value="3316">
            <text:p>3,316</text:p>
          </table:table-cell>
          <table:table-cell table:style-name="ce21" office:value-type="float" office:value="6488">
            <text:p>6,488</text:p>
          </table:table-cell>
          <table:table-cell table:style-name="ce23" office:value-type="float" office:value="891">
            <text:p>891</text:p>
          </table:table-cell>
          <table:table-cell/>
        </table:table-row>
        <table:table-row table:style-name="ro1">
          <table:table-cell office:value-type="string">
            <text:p>Insert many (rows/sec)</text:p>
          </table:table-cell>
          <table:table-cell table:style-name="ce8" table:formula="of:=[.B25]" office:value-type="float" office:value="3293">
            <text:p>3,293</text:p>
          </table:table-cell>
          <table:table-cell table:style-name="ce9" table:formula="of:=[.C25]" office:value-type="float" office:value="235">
            <office:annotation draw:style-name="gr2" draw:text-style-name="P2" svg:width="1.1406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235</text:p>
          </table:table-cell>
          <table:table-cell table:style-name="ce15" table:formula="of:=[.D25]" office:value-type="float" office:value="6204">
            <office:annotation draw:style-name="gr2" draw:text-style-name="P2" svg:width="1.1413in" svg:height="0.2346in" svg:x="4.5748in" svg:y="3.837in" draw:caption-point-x="-4.5748in" draw:caption-point-y="-3.837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18" office:value-type="float" office:value="917">
            <text:p>917</text:p>
          </table:table-cell>
          <table:table-cell table:style-name="ce21" office:value-type="float" office:value="5774">
            <text:p>5,774</text:p>
          </table:table-cell>
          <table:table-cell table:style-name="ce21" office:value-type="float" office:value="5457">
            <text:p>5,457</text:p>
          </table:table-cell>
          <table:table-cell/>
        </table:table-row>
        <table:table-row table:style-name="ro1">
          <table:table-cell office:value-type="string">
            <text:p>Retrieve one (rows/sec)</text:p>
          </table:table-cell>
          <table:table-cell table:style-name="ce7" office:value-type="float" office:value="1438">
            <text:p>1,438</text:p>
          </table:table-cell>
          <table:table-cell table:style-name="ce13" office:value-type="float" office:value="466">
            <text:p>466</text:p>
          </table:table-cell>
          <table:table-cell table:style-name="ce14" office:value-type="float" office:value="5787">
            <text:p>5,787</text:p>
          </table:table-cell>
          <table:table-cell table:style-name="ce18" office:value-type="float" office:value="1375">
            <text:p>1,375</text:p>
          </table:table-cell>
          <table:table-cell table:style-name="ce18" office:value-type="float" office:value="1378">
            <text:p>1,378</text:p>
          </table:table-cell>
          <table:table-cell table:style-name="ce21" office:value-type="float" office:value="3848">
            <text:p>3,848</text:p>
          </table:table-cell>
          <table:table-cell/>
        </table:table-row>
        <table:table-row table:style-name="ro1">
          <table:table-cell office:value-type="string">
            <text:p>Query one (rows/sec)</text:p>
          </table:table-cell>
          <table:table-cell table:style-name="ce9"/>
          <table:table-cell table:style-name="ce9" table:formula="of:=[.C27]" office:value-type="float" office:value="466">
            <office:annotation draw:style-name="gr2" draw:text-style-name="P2" svg:width="1.1406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466</text:p>
          </table:table-cell>
          <table:table-cell table:style-name="ce16" office:value-type="float" office:value="194">
            <text:p>194</text:p>
          </table:table-cell>
          <table:table-cell table:style-name="ce18" table:formula="of:=[.E27]" office:value-type="float" office:value="1375">
            <text:p>1,375</text:p>
          </table:table-cell>
          <table:table-cell table:style-name="ce18" table:formula="of:=[.F27]" office:value-type="float" office:value="1378">
            <text:p>1,378</text:p>
          </table:table-cell>
          <table:table-cell table:style-name="ce21" table:formula="of:=[.G27]" office:value-type="float" office:value="3848">
            <text:p>3,848</text:p>
          </table:table-cell>
          <table:table-cell/>
        </table:table-row>
        <table:table-row table:style-name="ro1">
          <table:table-cell table:style-name="ce3" office:value-type="string">
            <text:p>Find all (rows/sec)</text:p>
          </table:table-cell>
          <table:table-cell table:style-name="ce10"/>
          <table:table-cell table:style-name="ce10" table:formula="of:=[.C28]" office:value-type="float" office:value="466">
            <office:annotation draw:style-name="gr2" draw:text-style-name="P2" svg:width="1.1406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466</text:p>
          </table:table-cell>
          <table:table-cell table:style-name="ce17" office:value-type="float" office:value="3882">
            <text:p>3,882</text:p>
          </table:table-cell>
          <table:table-cell table:style-name="ce19" office:value-type="float" office:value="7725">
            <text:p>7,725</text:p>
          </table:table-cell>
          <table:table-cell table:style-name="ce19" office:value-type="float" office:value="18854">
            <text:p>18,854</text:p>
          </table:table-cell>
          <table:table-cell table:style-name="ce19" office:value-type="float" office:value="19830">
            <text:p>19,830</text:p>
          </table:table-cell>
          <table:table-cell/>
        </table:table-row>
        <table:table-row table:style-name="ro1">
          <table:table-cell table:style-name="ce3" office:value-type="string">
            <text:p>Score (bigger is better)</text:p>
          </table:table-cell>
          <table:table-cell table:style-name="ce11" table:formula="of:=22-(16*3)" office:value-type="float" office:value="-26">
            <text:p>-26</text:p>
          </table:table-cell>
          <table:table-cell table:style-name="ce11" table:formula="of:=22-8-(6*3)-8" office:value-type="float" office:value="-12">
            <text:p>-12</text:p>
          </table:table-cell>
          <table:table-cell table:style-name="ce11" table:formula="of:=22-6-(4*3)+4" office:value-type="float" office:value="8">
            <text:p>8</text:p>
          </table:table-cell>
          <table:table-cell table:style-name="ce20" table:formula="of:=22-1-(3*3)+2" office:value-type="float" office:value="14">
            <text:p>14</text:p>
          </table:table-cell>
          <table:table-cell table:style-name="ce22" table:formula="of:=21-1-(2*3)+8" office:value-type="float" office:value="22">
            <text:p>22</text:p>
          </table:table-cell>
          <table:table-cell table:style-name="ce19" table:formula="of:=21-2-(1*3)+8" office:value-type="float" office:value="24">
            <text:p>2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>
            <text:p>Notes: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[1] MongoDB's master-master replication is experimental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[2] Tokyo Tyrant uses Lua programs to provide this functionality.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[3] Tokyo Tyrant can be replicated with LightCloud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[4] Replication is available as third-party packages, like Sequoia and Bucardo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[5] CouchDB uses JavaScript programs to provide this functionality.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>
            <draw:frame table:end-cell-address="Sheet1.B57" table:end-x="0.0772in" table:end-y="0.1205in" draw:z-index="6" draw:style-name="gr1" svg:width="1.5441in" svg:height="2.7555in" svg:x="0.2043in" svg:y="0.0217in">
              <draw:object draw:notify-on-update-of-ranges="Sheet1.A25:Sheet1.A25 Sheet1.A26:Sheet1.A29 Sheet1.B1:Sheet1.B1 Sheet1.B25:Sheet1.B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>
            <draw:frame table:end-cell-address="Sheet1.C57" table:end-x="0.7346in" table:end-y="0.1205in" draw:z-index="5" draw:style-name="gr1" svg:width="1.5441in" svg:height="2.7555in" svg:x="0.0795in" svg:y="0.0217in">
              <draw:object draw:notify-on-update-of-ranges="Sheet1.A26:Sheet1.A29 Sheet1.C1:Sheet1.C1 Sheet1.C25:Sheet1.C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>
            <draw:frame table:end-cell-address="Sheet1.E57" table:end-x="0.3217in" table:end-y="0.1205in" draw:z-index="2" draw:style-name="gr1" svg:width="1.5441in" svg:height="2.7555in" svg:x="0.7232in" svg:y="0.0217in">
              <draw:object draw:notify-on-update-of-ranges="Sheet1.A26:Sheet1.A29 Sheet1.D1:Sheet1.D1 Sheet1.D25:Sheet1.D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G57" table:end-x="0.0626in" table:end-y="0.1205in" draw:z-index="1" draw:style-name="gr1" svg:width="1.5441in" svg:height="2.7555in" svg:x="0.2965in" svg:y="0.0217in">
              <draw:object draw:notify-on-update-of-ranges="Sheet1.A26:Sheet1.A29 Sheet1.E1:Sheet1.E1 Sheet1.E25:Sheet1.E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H57" table:end-x="0.6878in" table:end-y="0.1205in" draw:z-index="3" draw:style-name="gr1" svg:width="1.5441in" svg:height="2.7555in" svg:x="0.0327in" svg:y="0.0217in">
              <draw:object draw:notify-on-update-of-ranges="Sheet1.A26:Sheet1.A29 Sheet1.F1:Sheet1.F1 Sheet1.F25:Sheet1.F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>
            <draw:frame table:end-cell-address="Sheet1.J57" table:end-x="0.4315in" table:end-y="0.1205in" draw:z-index="4" draw:style-name="gr1" svg:width="1.5441in" svg:height="2.7555in" svg:x="0.6654in" svg:y="0.0217in">
              <draw:object draw:notify-on-update-of-ranges="Sheet1.A26:Sheet1.A29 Sheet1.G1:Sheet1.G1 Sheet1.G25:Sheet1.G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22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03T22:27:21</dc:date>
    <meta:editing-duration>PT03H23M19S</meta:editing-duration>
    <meta:editing-cycles>44</meta:editing-cycles>
    <meta:document-statistic meta:table-count="3" meta:cell-count="213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99365997314pt" style:font-size-asian="12.9799365997314pt" style:font-size-complex="12.9799365997314pt"/>
    </style:style>
    <style:style style:name="ch3" style:family="chart">
      <style:graphic-properties draw:stroke="none" svg:stroke-color="#b3b3b3" draw:fill="none" draw:fill-color="#e6e6e6"/>
      <style:text-properties fo:font-size="7.98765325546265pt" style:font-size-asian="7.98765325546265pt" style:font-size-complex="7.98765325546265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8610973358154pt" style:font-size-asian="8.98610973358154pt" style:font-size-complex="8.98610973358154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935cm" svg:height="12.735cm" chart:class="chart:bar" chart:style-name="ch1">
        <chart:title svg:x="2.914cm" svg:y="0.256cm" chart:style-name="ch2">
          <text:p>Data Store Performance</text:p>
        </chart:title>
        <chart:legend chart:legend-position="bottom" svg:x="1.359cm" svg:y="11.734cm" chart:style-name="ch3"/>
        <chart:plot-area chart:style-name="ch4" table:cell-range-address="$Sheet1.$A$25:$G$29;$Sheet1.$B$1:$G$1" chart:data-source-has-labels="both" svg:x="-4.88cm" svg:y="1.029cm" svg:width="15.379cm" svg:height="9.973cm">
          <chart:axis chart:dimension="x" chart:name="primary-x" chart:style-name="ch5">
            <chart:categories table:cell-range-address="Sheet1.A26:Sheet1.A29"/>
          </chart:axis>
          <chart:axis chart:dimension="y" chart:name="primary-y" chart:style-name="ch6">
            <chart:title svg:x="2.911cm" svg:y="11.258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5:Sheet1.B29" chart:label-cell-address="Sheet1.B1:Sheet1.B1" chart:class="chart:bar">
            <chart:data-point chart:repeated="5"/>
          </chart:series>
          <chart:series chart:style-name="ch10" chart:values-cell-range-address="Sheet1.C25:Sheet1.C29" chart:label-cell-address="Sheet1.C1:Sheet1.C1" chart:class="chart:bar">
            <chart:data-point chart:repeated="5"/>
          </chart:series>
          <chart:series chart:style-name="ch11" chart:values-cell-range-address="Sheet1.D25:Sheet1.D29" chart:label-cell-address="Sheet1.D1:Sheet1.D1" chart:class="chart:bar">
            <chart:data-point chart:repeated="5"/>
          </chart:series>
          <chart:series chart:style-name="ch12" chart:values-cell-range-address="Sheet1.E25:Sheet1.E29" chart:label-cell-address="Sheet1.E1:Sheet1.E1" chart:class="chart:bar">
            <chart:data-point chart:repeated="5"/>
          </chart:series>
          <chart:series chart:style-name="ch13" chart:values-cell-range-address="Sheet1.F25:Sheet1.F29" chart:label-cell-address="Sheet1.F1:Sheet1.F1" chart:class="chart:bar">
            <chart:data-point chart:repeated="5"/>
          </chart:series>
          <chart:series chart:style-name="ch14" chart:values-cell-range-address="Sheet1.G25:Sheet1.G29" chart:label-cell-address="Sheet1.G1:Sheet1.G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emcache</text:p>
              </table:table-cell>
              <table:table-cell office:value-type="string">
                <text:p text:id="Sheet1.C1:Sheet1.C1">CouchDB</text:p>
              </table:table-cell>
              <table:table-cell office:value-type="string">
                <text:p text:id="Sheet1.D1:Sheet1.D1">TokyoTyrant</text:p>
              </table:table-cell>
              <table:table-cell office:value-type="string">
                <text:p text:id="Sheet1.E1:Sheet1.E1">MongoDB</text:p>
              </table:table-cell>
              <table:table-cell office:value-type="string">
                <text:p text:id="Sheet1.F1:Sheet1.F1">MySQL</text:p>
              </table:table-cell>
              <table:table-cell office:value-type="string">
                <text:p text:id="Sheet1.G1:Sheet1.G1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3293">
                <text:p text:id="Sheet1.B25:Sheet1.B29">3293</text:p>
              </table:table-cell>
              <table:table-cell office:value-type="float" office:value="235">
                <text:p text:id="Sheet1.C25:Sheet1.C29">235</text:p>
              </table:table-cell>
              <table:table-cell office:value-type="float" office:value="6204">
                <text:p text:id="Sheet1.D25:Sheet1.D29">6204</text:p>
              </table:table-cell>
              <table:table-cell office:value-type="float" office:value="3316">
                <text:p text:id="Sheet1.E25:Sheet1.E29">3316</text:p>
              </table:table-cell>
              <table:table-cell office:value-type="float" office:value="6488">
                <text:p text:id="Sheet1.F25:Sheet1.F29">6488</text:p>
              </table:table-cell>
              <table:table-cell office:value-type="float" office:value="891">
                <text:p text:id="Sheet1.G25:Sheet1.G29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  <table:table-cell office:value-type="float" office:value="235">
                <text:p>235</text:p>
              </table:table-cell>
              <table:table-cell office:value-type="float" office:value="6204">
                <text:p>6204</text:p>
              </table:table-cell>
              <table:table-cell office:value-type="float" office:value="917">
                <text:p>917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66">
                <text:p>466</text:p>
              </table:table-cell>
              <table:table-cell office:value-type="float" office:value="5787">
                <text:p>5787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466">
                <text:p>466</text:p>
              </table:table-cell>
              <table:table-cell office:value-type="float" office:value="194">
                <text:p>194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466">
                <text:p>466</text:p>
              </table:table-cell>
              <table:table-cell office:value-type="float" office:value="3882">
                <text:p>3882</text:p>
              </table:table-cell>
              <table:table-cell office:value-type="float" office:value="7725">
                <text:p>7725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4cm" chart:style-name="ch2">
          <text:p>MongoDB</text:p>
        </chart:title>
        <chart:plot-area chart:style-name="ch3" table:cell-range-address="$Sheet1.$A$26:$A$29;$Sheet1.$E$1;$Sheet1.$E$25:$E$29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5:Sheet1.E29" chart:label-cell-address="Sheet1.E1:Sheet1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:Sheet1.E1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3316">
                <text:p text:id="Sheet1.E25:Sheet1.E29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5cm" chart:style-name="ch2">
          <text:p>Tokyo Tyrant</text:p>
        </chart:title>
        <chart:plot-area chart:style-name="ch3" table:cell-range-address="$Sheet1.$A$26:$A$29;$Sheet1.$D$1;$Sheet1.$D$25:$D$29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5:Sheet1.D29" chart:label-cell-address="Sheet1.D1:Sheet1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6204">
                <text:p text:id="Sheet1.D25:Sheet1.D29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9cm" svg:y="0.146cm" chart:style-name="ch2">
          <text:p>MySQL</text:p>
        </chart:title>
        <chart:plot-area chart:style-name="ch3" table:cell-range-address="$Sheet1.$A$26:$A$29;$Sheet1.$F$1;$Sheet1.$F$25:$F$29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5:Sheet1.F29" chart:label-cell-address="Sheet1.F1:Sheet1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6488">
                <text:p text:id="Sheet1.F25:Sheet1.F29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6cm" svg:y="0.147cm" chart:style-name="ch2">
          <text:p>PostgreSQL</text:p>
        </chart:title>
        <chart:plot-area chart:style-name="ch3" table:cell-range-address="$Sheet1.$A$26:$A$29;$Sheet1.$G$1;$Sheet1.$G$25:$G$29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5:Sheet1.G29" chart:label-cell-address="Sheet1.G1:Sheet1.G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891">
                <text:p text:id="Sheet1.G25:Sheet1.G29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5cm" chart:style-name="ch2">
          <text:p>CouchDB</text:p>
        </chart:title>
        <chart:plot-area chart:style-name="ch3" table:cell-range-address="$Sheet1.$A$26:$A$29;$Sheet1.$C$1;$Sheet1.$C$25:$C$29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C29" chart:label-cell-address="Sheet1.C1:Sheet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235">
                <text:p text:id="Sheet1.C25:Sheet1.C29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/>
              <table:table-cell office:value-type="float" office:value="466">
                <text:p>4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6cm" chart:style-name="ch2">
          <text:p>Memcache</text:p>
        </chart:title>
        <chart:plot-area chart:style-name="ch3" table:cell-range-address="Sheet1.A1:Sheet1.B25" chart:data-source-has-labels="both" svg:x="0.078cm" svg:y="0.784cm" svg:width="3.766cm" svg:height="6.075cm">
          <chart:axis chart:dimension="x" chart:name="primary-x" chart:style-name="ch4">
            <chart:categories table:cell-range-address="Sheet1.A26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29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9">Insert many (rows/sec)</text:p>
              </table:table-cell>
              <table:table-cell office:value-type="float" office:value="3293">
                <text:p text:id="Sheet1.B25:Sheet1.B29">3293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